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2f1" officeooo:paragraph-rsid="001095b4"/>
    </style:style>
    <style:style style:name="P2" style:family="paragraph" style:parent-style-name="Standard">
      <style:text-properties officeooo:rsid="001cfe56" officeooo:paragraph-rsid="001cfe56"/>
    </style:style>
    <style:style style:name="P3" style:family="paragraph" style:parent-style-name="Standard">
      <style:text-properties fo:font-weight="bold" officeooo:rsid="001e7791" officeooo:paragraph-rsid="001ffff3" style:font-weight-asian="bold" style:font-weight-complex="bold"/>
    </style:style>
    <style:style style:name="P4" style:family="paragraph" style:parent-style-name="Standard">
      <style:text-properties fo:font-weight="bold" officeooo:rsid="001e7791" officeooo:paragraph-rsid="0029ac7d" style:font-weight-asian="bold" style:font-weight-complex="bold"/>
    </style:style>
    <style:style style:name="P5" style:family="paragraph" style:parent-style-name="Standard" style:list-style-name="L1">
      <style:text-properties officeooo:rsid="00169a2c" officeooo:paragraph-rsid="00169a2c"/>
    </style:style>
    <style:style style:name="P6" style:family="paragraph" style:parent-style-name="Standard" style:list-style-name="L1">
      <style:text-properties officeooo:rsid="000e02f1" officeooo:paragraph-rsid="000e02f1"/>
    </style:style>
    <style:style style:name="P7" style:family="paragraph" style:parent-style-name="Standard" style:list-style-name="L1">
      <style:text-properties officeooo:rsid="000e02f1" officeooo:paragraph-rsid="001b61fe"/>
    </style:style>
    <style:style style:name="P8" style:family="paragraph" style:parent-style-name="Standard" style:list-style-name="L1">
      <style:text-properties officeooo:rsid="001b61fe" officeooo:paragraph-rsid="001b61fe"/>
    </style:style>
    <style:style style:name="P9" style:family="paragraph" style:parent-style-name="Standard" style:list-style-name="L1">
      <style:text-properties officeooo:rsid="001dbef5" officeooo:paragraph-rsid="001dbef5"/>
    </style:style>
    <style:style style:name="P10" style:family="paragraph" style:parent-style-name="Standard" style:list-style-name="L1">
      <style:text-properties officeooo:rsid="000f659c" officeooo:paragraph-rsid="000f659c"/>
    </style:style>
    <style:style style:name="P11" style:family="paragraph" style:parent-style-name="Standard" style:list-style-name="L1">
      <style:text-properties officeooo:rsid="000f659c" officeooo:paragraph-rsid="0011bda7"/>
    </style:style>
    <style:style style:name="P12" style:family="paragraph" style:parent-style-name="Standard" style:list-style-name="L1">
      <style:text-properties officeooo:rsid="001095b4" officeooo:paragraph-rsid="001217e0"/>
    </style:style>
    <style:style style:name="P13" style:family="paragraph" style:parent-style-name="Standard" style:list-style-name="L1">
      <style:text-properties officeooo:rsid="001095b4" officeooo:paragraph-rsid="001095b4"/>
    </style:style>
    <style:style style:name="P14" style:family="paragraph" style:parent-style-name="Standard" style:list-style-name="L1">
      <style:text-properties officeooo:rsid="001095b4" officeooo:paragraph-rsid="0013672e"/>
    </style:style>
    <style:style style:name="P15" style:family="paragraph" style:parent-style-name="Standard" style:list-style-name="L1">
      <style:text-properties officeooo:rsid="001095b4" officeooo:paragraph-rsid="00197a7a"/>
    </style:style>
    <style:style style:name="P16" style:family="paragraph" style:parent-style-name="Standard" style:list-style-name="L1">
      <style:text-properties officeooo:rsid="001095b4" officeooo:paragraph-rsid="00258164"/>
    </style:style>
    <style:style style:name="P17" style:family="paragraph" style:parent-style-name="Standard" style:list-style-name="L1">
      <style:text-properties officeooo:rsid="001217e0" officeooo:paragraph-rsid="001217e0"/>
    </style:style>
    <style:style style:name="P18" style:family="paragraph" style:parent-style-name="Standard" style:list-style-name="L1">
      <style:text-properties officeooo:rsid="0014e331" officeooo:paragraph-rsid="0014e331"/>
    </style:style>
    <style:style style:name="P19" style:family="paragraph" style:parent-style-name="Standard" style:list-style-name="L1">
      <style:text-properties officeooo:rsid="0014e331" officeooo:paragraph-rsid="00197a7a"/>
    </style:style>
    <style:style style:name="P20" style:family="paragraph" style:parent-style-name="Standard" style:list-style-name="L1">
      <style:text-properties officeooo:rsid="00186de4" officeooo:paragraph-rsid="00186de4"/>
    </style:style>
    <style:style style:name="P21" style:family="paragraph" style:parent-style-name="Standard" style:list-style-name="L1">
      <style:text-properties officeooo:rsid="00258164" officeooo:paragraph-rsid="00258164"/>
    </style:style>
    <style:style style:name="P22" style:family="paragraph" style:parent-style-name="Standard" style:list-style-name="L1">
      <style:text-properties officeooo:rsid="001cfe56" officeooo:paragraph-rsid="001cfe56"/>
    </style:style>
    <style:style style:name="P23" style:family="paragraph" style:parent-style-name="Standard" style:list-style-name="L1">
      <style:text-properties officeooo:rsid="002c98c8" officeooo:paragraph-rsid="002c98c8"/>
    </style:style>
    <style:style style:name="P24" style:family="paragraph" style:parent-style-name="Standard" style:list-style-name="L1">
      <style:text-properties officeooo:rsid="0032b68c" officeooo:paragraph-rsid="0032b68c"/>
    </style:style>
    <style:style style:name="P25" style:family="paragraph" style:parent-style-name="Standard" style:list-style-name="L1">
      <style:text-properties officeooo:rsid="003120ad" officeooo:paragraph-rsid="003120ad"/>
    </style:style>
    <style:style style:name="P26" style:family="paragraph" style:parent-style-name="Standard" style:list-style-name="L2">
      <style:text-properties officeooo:paragraph-rsid="00386552"/>
    </style:style>
    <style:style style:name="P27" style:family="paragraph" style:parent-style-name="Standard" style:list-style-name="L2">
      <style:text-properties fo:font-weight="normal" officeooo:rsid="0020e544" officeooo:paragraph-rsid="0020e544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22f88b" officeooo:paragraph-rsid="0022f88b"/>
    </style:style>
    <style:style style:name="P29" style:family="paragraph" style:parent-style-name="Standard" style:list-style-name="L2">
      <style:text-properties fo:font-weight="normal" officeooo:rsid="00238de8" officeooo:paragraph-rsid="00238de8"/>
    </style:style>
    <style:style style:name="P30" style:family="paragraph" style:parent-style-name="Standard" style:list-style-name="L2">
      <style:text-properties fo:color="#008000" style:font-name="DejaVu Sans Mono" fo:font-size="9pt" fo:font-weight="bold" officeooo:rsid="0022f88b" officeooo:paragraph-rsid="0022f88b" style:font-weight-asian="normal" style:font-weight-complex="normal"/>
    </style:style>
    <style:style style:name="T1" style:family="text">
      <style:text-properties officeooo:rsid="000f659c"/>
    </style:style>
    <style:style style:name="T2" style:family="text">
      <style:text-properties officeooo:rsid="001095b4"/>
    </style:style>
    <style:style style:name="T3" style:family="text">
      <style:text-properties officeooo:rsid="001217e0"/>
    </style:style>
    <style:style style:name="T4" style:family="text">
      <style:text-properties officeooo:rsid="0014e331"/>
    </style:style>
    <style:style style:name="T5" style:family="text">
      <style:text-properties officeooo:rsid="001769e4"/>
    </style:style>
    <style:style style:name="T6" style:family="text">
      <style:text-properties officeooo:rsid="00197a7a"/>
    </style:style>
    <style:style style:name="T7" style:family="text">
      <style:text-properties officeooo:rsid="001b61fe"/>
    </style:style>
    <style:style style:name="T8" style:family="text">
      <style:text-properties officeooo:rsid="001fdf16"/>
    </style:style>
    <style:style style:name="T9" style:family="text">
      <style:text-properties fo:color="#008000" style:font-name="DejaVu Sans Mono" fo:font-size="9pt" fo:font-weight="bold" officeooo:rsid="0022f88b" style:font-weight-asian="normal" style:font-weight-complex="normal"/>
    </style:style>
    <style:style style:name="T10" style:family="text">
      <style:text-properties fo:color="#008000" style:font-name="DejaVu Sans Mono" fo:font-size="9pt" fo:font-weight="bold" officeooo:rsid="003a4ed8" style:font-weight-asian="normal" style:font-weight-complex="normal"/>
    </style:style>
    <style:style style:name="T11" style:family="text">
      <style:text-properties officeooo:rsid="0022f88b" style:font-weight-asian="normal" style:font-weight-complex="normal"/>
    </style:style>
    <style:style style:name="T12" style:family="text">
      <style:text-properties officeooo:rsid="00271e05"/>
    </style:style>
    <style:style style:name="T13" style:family="text">
      <style:text-properties officeooo:rsid="002857c6"/>
    </style:style>
    <style:style style:name="T14" style:family="text">
      <style:text-properties officeooo:rsid="002b3516"/>
    </style:style>
    <style:style style:name="T15" style:family="text">
      <style:text-properties officeooo:rsid="00301dd6"/>
    </style:style>
    <style:style style:name="T16" style:family="text">
      <style:text-properties officeooo:rsid="003120ad"/>
    </style:style>
    <style:style style:name="T17" style:family="text">
      <style:text-properties officeooo:rsid="0033a589"/>
    </style:style>
    <style:style style:name="T18" style:family="text">
      <style:text-properties officeooo:rsid="00340f43"/>
    </style:style>
    <style:style style:name="T19" style:family="text">
      <style:text-properties officeooo:rsid="0037147d"/>
    </style:style>
    <style:style style:name="T20" style:family="text">
      <style:text-properties fo:font-weight="normal" officeooo:rsid="0022f88b" style:font-weight-asian="normal" style:font-weight-complex="normal"/>
    </style:style>
    <style:style style:name="T21" style:family="text">
      <style:text-properties officeooo:rsid="003865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</text:span>ith EN lang <text:span text:style-name="T2">enabled, tail logs on PROD and check for any exceptions</text:span></text:p>
      <text:p text:style-name="P1"/>
      <text:p text:style-name="P4"><text:bookmark-start text:name="__DdeLink__8_1643406092"/>Use case: <text:span text:style-name="T8">C</text:span>ore functionality with and without UEK <text:bookmark-end text:name="__DdeLink__8_1643406092"/></text:p>
      <text:p text:style-name="P1"/>
      <text:list xml:id="list2543292653" text:style-name="L1">
        <text:list-item>
          <text:p text:style-name="P5">Send contact email, <text:span text:style-name="T5">with HTML tags</text:span></text:p>
        </text:list-item>
        <text:list-item>
          <text:p text:style-name="P6">Create <text:span text:style-name="T13">a user </text:span>account</text:p>
          <text:list>
            <text:list-item>
              <text:p text:style-name="P8">approve the TOS</text:p>
            </text:list-item>
          </text:list>
        </text:list-item>
        <text:list-item>
          <text:p text:style-name="P9">Send contact email</text:p>
        </text:list-item>
        <text:list-item>
          <text:p text:style-name="P6">Enable 2FA</text:p>
        </text:list-item>
        <text:list-item>
          <text:p text:style-name="P6">Upload file <text:span text:style-name="T7">f1</text:span></text:p>
        </text:list-item>
        <text:list-item>
          <text:p text:style-name="P6">Create message</text:p>
          <text:list>
            <text:list-item>
              <text:p text:style-name="P6">“m1” <text:span text:style-name="T7">to</text:span> <text:span text:style-name="T7">+m1@…, </text:span>with <text:span text:style-name="T7">f1</text:span></text:p>
            </text:list-item>
            <text:list-item>
              <text:p text:style-name="P7">“m2” <text:span text:style-name="T7">to</text:span> <text:span text:style-name="T7">+m2@…, bad@email: <text:s/></text:span>encrypted, with <text:span text:style-name="T1">encrypted f1 and normal f1, with lang PL</text:span></text:p>
            </text:list-item>
            <text:list-item>
              <text:p text:style-name="P7">“m3” <text:span text:style-name="T7">to</text:span> bad<text:span text:style-name="T7">@</text:span>email</text:p>
            </text:list-item>
          </text:list>
        </text:list-item>
        <text:list-item>
          <text:p text:style-name="P10">Enable Trigger </text:p>
          <text:list>
            <text:list-item>
              <text:p text:style-name="P10">set values: 1,2,3,4 minutes</text:p>
            </text:list-item>
            <text:list-item>
              <text:p text:style-name="P10">set emails: +phase2@, +phase3@</text:p>
            </text:list-item>
            <text:list-item>
              <text:p text:style-name="P10">send and verify emails for stage 1, 2, 3,<text:span text:style-name="T19">4 </text:span></text:p>
            </text:list-item>
          </text:list>
        </text:list-item>
        <text:list-item>
          <text:p text:style-name="P10">Change password</text:p>
        </text:list-item>
        <text:list-item>
          <text:p text:style-name="P10">Logout</text:p>
        </text:list-item>
        <text:list-item>
          <text:p text:style-name="P10">Remove browser cache</text:p>
        </text:list-item>
        <text:list-item>
          <text:p text:style-name="P11">Login</text:p>
          <text:list>
            <text:list-item>
              <text:p text:style-name="P11">make sure 2 tokens are needed</text:p>
            </text:list-item>
          </text:list>
        </text:list-item>
        <text:list-item>
          <text:p text:style-name="P10">Logout</text:p>
        </text:list-item>
        <text:list-item>
          <text:p text:style-name="P10">Fill out “forget password form”</text:p>
        </text:list-item>
        <text:list-item>
          <text:p text:style-name="P12">Log in as Admin</text:p>
          <text:list>
            <text:list-item>
              <text:p text:style-name="P12"><text:span text:style-name="T3">A</text:span>pprove the <text:span text:style-name="T3">password change</text:span> <text:bookmark-start text:name="__DdeLink__2_1643406092"/>request<text:bookmark-end text:name="__DdeLink__2_1643406092"/></text:p>
              <text:list>
                <text:list-item>
                  <text:p text:style-name="P13">exercise “get user encryption key”</text:p>
                </text:list-item>
              </text:list>
            </text:list-item>
            <text:list-item>
              <text:p text:style-name="P13">Logout</text:p>
            </text:list-item>
          </text:list>
        </text:list-item>
        <text:list-item>
          <text:p text:style-name="P13">Check email and click on reset link URL</text:p>
        </text:list-item>
        <text:list-item>
          <text:p text:style-name="P13">Change password</text:p>
        </text:list-item>
        <text:list-item>
          <text:p text:style-name="P13">Try to log in but click recall TOTP key</text:p>
        </text:list-item>
        <text:list-item>
          <text:p text:style-name="P13">Login</text:p>
        </text:list-item>
        <text:list-item>
          <text:p text:style-name="P13">Logout</text:p>
        </text:list-item>
        <text:list-item>
          <text:p text:style-name="P13">Wait 1+2+3+4 minutes until message are ready to be send out</text:p>
        </text:list-item>
        <text:list-item>
          <text:p text:style-name="P13">Log in a<text:span text:style-name="T4">s</text:span> Admin</text:p>
          <text:list>
            <text:list-item>
              <text:p text:style-name="P14">Approve the message release request</text:p>
            </text:list-item>
            <text:list-item>
              <text:p text:style-name="P17">Logout</text:p>
            </text:list-item>
          </text:list>
        </text:list-item>
        <text:list-item>
          <text:p text:style-name="P18">As recipient, verify all messages with attachments</text:p>
        </text:list-item>
        <text:list-item>
          <text:p text:style-name="P18">As user, verify all emails</text:p>
        </text:list-item>
        <text:list-item>
          <text:p text:style-name="P20">Login</text:p>
        </text:list-item>
        <text:list-item>
          <text:p text:style-name="P20">Verify the Notifications</text:p>
        </text:list-item>
        <text:list-item>
          <text:p text:style-name="P20">Remove UEK</text:p>
        </text:list-item>
        <text:list-item>
          <text:p text:style-name="P20">Insert UEK</text:p>
        </text:list-item>
        <text:list-item>
          <text:p text:style-name="P20">Remove UEK</text:p>
        </text:list-item>
        <text:list-item>
          <text:p text:style-name="P20">Enable the trigger</text:p>
        </text:list-item>
        <text:list-item>
          <text:p text:style-name="P20">Logout</text:p>
        </text:list-item>
        <text:list-item>
          <text:p text:style-name="P15">Wait 1+2+3+4 minutes until message <text:span text:style-name="T6">are released</text:span></text:p>
        </text:list-item>
        <text:list-item>
          <text:p text:style-name="P19">As recipient, verify all messages with attachments</text:p>
        </text:list-item>
        <text:list-item>
          <text:p text:style-name="P19">As user, verify all emails</text:p>
        </text:list-item>
        <text:list-item>
          <text:p text:style-name="P21">Login</text:p>
        </text:list-item>
        <text:list-item>
          <text:p text:style-name="P21"><text:soft-page-break/>Enable the trigger</text:p>
        </text:list-item>
        <text:list-item>
          <text:p text:style-name="P16">Wait 1+2+3+4 minutes until message <text:span text:style-name="T6">are released</text:span></text:p>
        </text:list-item>
        <text:list-item>
          <text:p text:style-name="P21">Do not open the link in the emails <text:span text:style-name="T16">yet</text:span></text:p>
        </text:list-item>
        <text:list-item>
          <text:p text:style-name="P22">Wait <text:span text:style-name="T15">2</text:span>h</text:p>
        </text:list-item>
        <text:list-item>
          <text:p text:style-name="P23">Verify emails to admin has been send that user didn’t opened the messages</text:p>
        </text:list-item>
        <text:list-item>
          <text:p text:style-name="P22">Login as Admin</text:p>
          <text:list>
            <text:list-item>
              <text:p text:style-name="P22">Verify for each undelivered/not opened message <text:span text:style-name="T12">(total of 3 messages)</text:span> there is Issue created</text:p>
            </text:list-item>
            <text:list-item>
              <text:p text:style-name="P22">Resolve each issue</text:p>
            </text:list-item>
            <text:list-item>
              <text:p text:style-name="P22">Logout</text:p>
            </text:list-item>
          </text:list>
        </text:list-item>
        <text:list-item>
          <text:p text:style-name="P22">Wait 1h</text:p>
        </text:list-item>
        <text:list-item>
          <text:p text:style-name="P22">Login as Admin</text:p>
          <text:list>
            <text:list-item>
              <text:p text:style-name="P22">Resolve <text:span text:style-name="T16">2 out of 3 issues</text:span> with input ‘cant_contact_recipient’ <text:span text:style-name="T16">(must include the one with bad email address)</text:span></text:p>
            </text:list-item>
            <text:list-item>
              <text:p text:style-name="P24">Resolve 1 issue <text:span text:style-name="T17">(m1) </text:span>with <text:span text:style-name="T18">contacted user</text:span></text:p>
            </text:list-item>
            <text:list-item>
              <text:p text:style-name="P22">Logout</text:p>
            </text:list-item>
          </text:list>
        </text:list-item>
        <text:list-item>
          <text:p text:style-name="P25">Open message m1</text:p>
        </text:list-item>
        <text:list-item>
          <text:p text:style-name="P22">Wait 1h</text:p>
        </text:list-item>
        <text:list-item>
          <text:p text:style-name="P22">Login as Admin</text:p>
          <text:list>
            <text:list-item>
              <text:p text:style-name="P22">Verify issue for Account remove is created</text:p>
            </text:list-item>
            <text:list-item>
              <text:p text:style-name="P22">Resolve issue</text:p>
            </text:list-item>
            <text:list-item>
              <text:p text:style-name="P22">Logout</text:p>
            </text:list-item>
          </text:list>
        </text:list-item>
        <text:list-item>
          <text:p text:style-name="P22">Try to log in as user</text:p>
          <text:list>
            <text:list-item>
              <text:p text:style-name="P22">Verify its not successful</text:p>
            </text:list-item>
          </text:list>
        </text:list-item>
      </text:list>
      <text:p text:style-name="P2"/>
      <text:p text:style-name="P3">Use case: <text:span text:style-name="T14">Handling payment</text:span></text:p>
      <text:p text:style-name="P3"/>
      <text:list xml:id="list3877204860" text:style-name="L2">
        <text:list-item>
          <text:p text:style-name="P27"><text:bookmark-start text:name="__DdeLink__10_1643406092"/>Create<text:bookmark-end text:name="__DdeLink__10_1643406092"/> <text:span text:style-name="T13">a user</text:span> account</text:p>
        </text:list-item>
        <text:list-item>
          <text:p text:style-name="P26"><text:span text:style-name="T20">As admin invoke</text:span><text:span text:style-name="T9"> /api/test/</text:span><text:span text:style-name="T10">expire_user_payment</text:span><text:span text:style-name="T9">?userUuid=</text:span></text:p>
        </text:list-item>
        <text:list-item>
          <text:p text:style-name="P28">Verify popup shows <text:span text:style-name="T21">on user account</text:span></text:p>
        </text:list-item>
        <text:list-item>
          <text:p text:style-name="P29">Pay bitcoin to shown address</text:p>
        </text:list-item>
        <text:list-item>
          <text:p text:style-name="P29">Verify Notification and proper payment handling</text:p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54:47.690641904</meta:creation-date>
    <dc:date>2017-08-15T17:42:22.422000000</dc:date>
    <meta:editing-duration>PT2H57M34S</meta:editing-duration>
    <meta:editing-cycles>36</meta:editing-cycles>
    <meta:generator>LibreOffice/5.3.2.2$Windows_X86_64 LibreOffice_project/6cd4f1ef626f15116896b1d8e1398b56da0d0ee1</meta:generator>
    <meta:document-statistic meta:table-count="0" meta:image-count="0" meta:object-count="0" meta:page-count="2" meta:paragraph-count="77" meta:word-count="423" meta:character-count="2214" meta:non-whitespace-character-count="1938"/>
  </office:meta>
</office:document-meta>
</file>